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sqrt>
      <mfrac>
        <mrow>
          <mrow>
            <mo stretchy="false">∑</mo>
            <msup>
              <mi>x</mi>
              <mn>2</mn>
            </msup>
          </mrow>
          <mo stretchy="false">−</mo>
          <mfrac>
            <msup>
              <mrow>
                <mo fence="true" stretchy="false">(</mo>
                <mrow>
                  <mrow>
                    <mo stretchy="false">∑</mo>
                    <mi>x</mi>
                  </mrow>
                </mrow>
                <mo fence="true" stretchy="false">)</mo>
              </mrow>
              <mn>2</mn>
            </msup>
            <mi>n</mi>
          </mfrac>
        </mrow>
        <mrow>
          <mi>n</mi>
          <mo stretchy="false">−</mo>
          <mn>1</mn>
        </mrow>
      </mfrac>
    </msqrt>
    <annotation encoding="StarMath 5.0">sqrt{ {sum x^2 - (sum x)^2 over n } over { n - 1 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David Eisenberg</meta:initial-creator>
    <meta:creation-date>2016-08-05T20:27:36.681423030</meta:creation-date>
    <dc:date>2016-08-05T20:29:42.553393740</dc:date>
    <dc:creator>J David Eisenberg</dc:creator>
    <meta:editing-duration>PT2M6S</meta:editing-duration>
    <meta:editing-cycles>1</meta:editing-cycles>
    <meta:generator>LibreOffice/5.0.4.2$Linux_X86_64 LibreOffice_project/2b9802c1994aa0b7dc6079e128979269cf95bc78</meta:generator>
  </office:meta>
</office:document-meta>
</file>